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iteration table:status="enable"/>
      </table:calculation-settings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Babylonian Method, float</text:p>
          </table:table-cell>
          <table:table-cell table:number-columns-repeated="2"/>
          <table:table-cell office:value-type="string">
            <text:p>Babylonian Method, int</text:p>
          </table:table-cell>
          <table:table-cell/>
        </table:table-row>
        <table:table-row table:style-name="ro1">
          <table:table-cell office:value-type="string">
            <text:p>S:</text:p>
          </table:table-cell>
          <table:table-cell office:value-type="float" office:value="50000">
            <text:p>50000</text:p>
          </table:table-cell>
          <table:table-cell/>
          <table:table-cell office:value-type="string">
            <text:p>S: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x0: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0: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1:</text:p>
          </table:table-cell>
          <table:table-cell table:formula="of:=1/2*([.B3]+[.$B$2]/[.B3])" office:value-type="float" office:value="25000.5">
            <text:p>25000.5</text:p>
          </table:table-cell>
          <table:table-cell/>
          <table:table-cell office:value-type="string">
            <text:p>x1:</text:p>
          </table:table-cell>
          <table:table-cell table:formula="of:=INT(1/2*([.E3]+INT([.$E$2]/[.E3])))" office:value-type="float" office:value="25000">
            <text:p>25000</text:p>
          </table:table-cell>
        </table:table-row>
        <table:table-row table:style-name="ro1">
          <table:table-cell office:value-type="string">
            <text:p>x2:</text:p>
          </table:table-cell>
          <table:table-cell table:formula="of:=1/2*([.B4]+[.$B$2]/[.B4])" office:value-type="float" office:value="12501.2499800004">
            <text:p>12501.2499800004</text:p>
          </table:table-cell>
          <table:table-cell/>
          <table:table-cell office:value-type="string">
            <text:p>x2:</text:p>
          </table:table-cell>
          <table:table-cell table:formula="of:=INT(1/2*([.E4]+INT([.$E$2]/[.E4])))" office:value-type="float" office:value="12501">
            <text:p>12501</text:p>
          </table:table-cell>
        </table:table-row>
        <table:table-row table:style-name="ro1">
          <table:table-cell office:value-type="string">
            <text:p>x3:</text:p>
          </table:table-cell>
          <table:table-cell table:formula="of:=1/2*([.B5]+[.$B$2]/[.B5])" office:value-type="float" office:value="6252.6247900234">
            <text:p>6252.6247900234</text:p>
          </table:table-cell>
          <table:table-cell/>
          <table:table-cell office:value-type="string">
            <text:p>x3:</text:p>
          </table:table-cell>
          <table:table-cell table:formula="of:=INT(1/2*([.E5]+INT([.$E$2]/[.E5])))" office:value-type="float" office:value="6252">
            <text:p>6252</text:p>
          </table:table-cell>
        </table:table-row>
        <table:table-row table:style-name="ro1">
          <table:table-cell office:value-type="string">
            <text:p>…</text:p>
          </table:table-cell>
          <table:table-cell table:formula="of:=1/2*([.B6]+[.$B$2]/[.B6])" office:value-type="float" office:value="3130.31071585127">
            <text:p>3130.3107158513</text:p>
          </table:table-cell>
          <table:table-cell/>
          <table:table-cell office:value-type="string">
            <text:p>…</text:p>
          </table:table-cell>
          <table:table-cell table:formula="of:=INT(1/2*([.E6]+INT([.$E$2]/[.E6])))" office:value-type="float" office:value="3129">
            <text:p>3129</text:p>
          </table:table-cell>
        </table:table-row>
        <table:table-row table:style-name="ro1">
          <table:table-cell/>
          <table:table-cell table:formula="of:=1/2*([.B7]+[.$B$2]/[.B7])" office:value-type="float" office:value="1573.14178555833">
            <text:p>1573.1417855583</text:p>
          </table:table-cell>
          <table:table-cell table:number-columns-repeated="2"/>
          <table:table-cell table:formula="of:=INT(1/2*([.E7]+INT([.$E$2]/[.E7])))" office:value-type="float" office:value="1572">
            <text:p>1572</text:p>
          </table:table-cell>
        </table:table-row>
        <table:table-row table:style-name="ro1">
          <table:table-cell/>
          <table:table-cell table:formula="of:=1/2*([.B8]+[.$B$2]/[.B8])" office:value-type="float" office:value="802.462658053921">
            <text:p>802.4626580539</text:p>
          </table:table-cell>
          <table:table-cell table:number-columns-repeated="2"/>
          <table:table-cell table:formula="of:=INT(1/2*([.E8]+INT([.$E$2]/[.E8])))" office:value-type="float" office:value="801">
            <text:p>801</text:p>
          </table:table-cell>
        </table:table-row>
        <table:table-row table:style-name="ro1">
          <table:table-cell/>
          <table:table-cell table:formula="of:=1/2*([.B9]+[.$B$2]/[.B9])" office:value-type="float" office:value="432.385426665134">
            <text:p>432.3854266651</text:p>
          </table:table-cell>
          <table:table-cell table:number-columns-repeated="2"/>
          <table:table-cell table:formula="of:=INT(1/2*([.E9]+INT([.$E$2]/[.E9])))" office:value-type="float" office:value="431">
            <text:p>431</text:p>
          </table:table-cell>
        </table:table-row>
        <table:table-row table:style-name="ro1">
          <table:table-cell/>
          <table:table-cell table:formula="of:=1/2*([.B10]+[.$B$2]/[.B10])" office:value-type="float" office:value="274.011498282878">
            <text:p>274.0114982829</text:p>
          </table:table-cell>
          <table:table-cell table:number-columns-repeated="2"/>
          <table:table-cell table:formula="of:=INT(1/2*([.E10]+INT([.$E$2]/[.E10])))" office:value-type="float" office:value="273">
            <text:p>273</text:p>
          </table:table-cell>
        </table:table-row>
        <table:table-row table:style-name="ro1">
          <table:table-cell/>
          <table:table-cell table:formula="of:=1/2*([.B11]+[.$B$2]/[.B11])" office:value-type="float" office:value="228.242796333492">
            <text:p>228.2427963335</text:p>
          </table:table-cell>
          <table:table-cell table:number-columns-repeated="2"/>
          <table:table-cell table:formula="of:=INT(1/2*([.E11]+INT([.$E$2]/[.E11])))" office:value-type="float" office:value="228">
            <text:p>228</text:p>
          </table:table-cell>
        </table:table-row>
        <table:table-row table:style-name="ro1">
          <table:table-cell/>
          <table:table-cell table:formula="of:=1/2*([.B12]+[.$B$2]/[.B12])" office:value-type="float" office:value="223.653880249869">
            <text:p>223.6538802499</text:p>
          </table:table-cell>
          <table:table-cell table:number-columns-repeated="2"/>
          <table:table-cell table:formula="of:=INT(1/2*([.E12]+INT([.$E$2]/[.E12])))" office:value-type="float" office:value="223">
            <text:p>223</text:p>
          </table:table-cell>
        </table:table-row>
        <table:table-row table:style-name="ro1">
          <table:table-cell/>
          <table:table-cell table:formula="of:=1/2*([.B13]+[.$B$2]/[.B13])" office:value-type="float" office:value="223.606802705766">
            <text:p>223.6068027058</text:p>
          </table:table-cell>
          <table:table-cell table:number-columns-repeated="2"/>
          <table:table-cell table:formula="of:=INT(1/2*([.E13]+INT([.$E$2]/[.E13])))" office:value-type="float" office:value="223">
            <text:p>223</text:p>
          </table:table-cell>
        </table:table-row>
        <table:table-row table:style-name="ro1">
          <table:table-cell/>
          <table:table-cell table:formula="of:=1/2*([.B14]+[.$B$2]/[.B14])" office:value-type="float" office:value="223.606797749979">
            <text:p>223.60679775</text:p>
          </table:table-cell>
          <table:table-cell table:number-columns-repeated="2"/>
          <table:table-cell table:formula="of:=INT(1/2*([.E14]+INT([.$E$2]/[.E14])))" office:value-type="float" office:value="223">
            <text:p>223</text:p>
          </table:table-cell>
        </table:table-row>
        <table:table-row table:style-name="ro1">
          <table:table-cell/>
          <table:table-cell table:formula="of:=1/2*([.B15]+[.$B$2]/[.B15])" office:value-type="float" office:value="223.606797749979">
            <text:p>223.60679775</text:p>
          </table:table-cell>
          <table:table-cell table:number-columns-repeated="2"/>
          <table:table-cell table:formula="of:=INT(1/2*([.E15]+INT([.$E$2]/[.E15])))" office:value-type="float" office:value="223">
            <text:p>223</text:p>
          </table:table-cell>
        </table:table-row>
        <table:table-row table:style-name="ro1">
          <table:table-cell/>
          <table:table-cell table:formula="of:=1/2*([.B16]+[.$B$2]/[.B16])" office:value-type="float" office:value="223.606797749979">
            <text:p>223.60679775</text:p>
          </table:table-cell>
          <table:table-cell table:number-columns-repeated="2"/>
          <table:table-cell table:formula="of:=INT(1/2*([.E16]+INT([.$E$2]/[.E16])))" office:value-type="float" office:value="223">
            <text:p>223</text:p>
          </table:table-cell>
        </table:table-row>
        <table:table-row table:style-name="ro1">
          <table:table-cell/>
          <table:table-cell table:formula="of:=1/2*([.B17]+[.$B$2]/[.B17])" office:value-type="float" office:value="223.606797749979">
            <text:p>223.60679775</text:p>
          </table:table-cell>
          <table:table-cell table:number-columns-repeated="2"/>
          <table:table-cell table:formula="of:=INT(1/2*([.E17]+INT([.$E$2]/[.E17])))" office:value-type="float" office:value="223">
            <text:p>223</text:p>
          </table:table-cell>
        </table:table-row>
        <table:table-row table:style-name="ro1">
          <table:table-cell/>
          <table:table-cell table:formula="of:=1/2*([.B18]+[.$B$2]/[.B18])" office:value-type="float" office:value="223.606797749979">
            <text:p>223.60679775</text:p>
          </table:table-cell>
          <table:table-cell table:number-columns-repeated="2"/>
          <table:table-cell table:formula="of:=INT(1/2*([.E18]+INT([.$E$2]/[.E18])))" office:value-type="float" office:value="223">
            <text:p>223</text:p>
          </table:table-cell>
        </table:table-row>
        <table:table-row table:style-name="ro1">
          <table:table-cell/>
          <table:table-cell table:formula="of:=1/2*([.B19]+[.$B$2]/[.B19])" office:value-type="float" office:value="223.606797749979">
            <text:p>223.60679775</text:p>
          </table:table-cell>
          <table:table-cell table:number-columns-repeated="2"/>
          <table:table-cell table:formula="of:=INT(1/2*([.E19]+INT([.$E$2]/[.E19])))" office:value-type="float" office:value="223">
            <text:p>223</text:p>
          </table:table-cell>
        </table:table-row>
        <table:table-row table:style-name="ro1">
          <table:table-cell/>
          <table:table-cell table:formula="of:=1/2*([.B20]+[.$B$2]/[.B20])" office:value-type="float" office:value="223.606797749979">
            <text:p>223.60679775</text:p>
          </table:table-cell>
          <table:table-cell table:number-columns-repeated="2"/>
          <table:table-cell table:formula="of:=INT(1/2*([.E20]+INT([.$E$2]/[.E20])))" office:value-type="float" office:value="223">
            <text:p>223</text:p>
          </table:table-cell>
        </table:table-row>
        <table:table-row table:style-name="ro1">
          <table:table-cell/>
          <table:table-cell table:formula="of:=1/2*([.B21]+[.$B$2]/[.B21])" office:value-type="float" office:value="223.606797749979">
            <text:p>223.60679775</text:p>
          </table:table-cell>
          <table:table-cell table:number-columns-repeated="2"/>
          <table:table-cell table:formula="of:=INT(1/2*([.E21]+INT([.$E$2]/[.E21])))" office:value-type="float" office:value="223">
            <text:p>223</text:p>
          </table:table-cell>
        </table:table-row>
        <table:table-row table:style-name="ro1">
          <table:table-cell/>
          <table:table-cell table:formula="of:=1/2*([.B22]+[.$B$2]/[.B22])" office:value-type="float" office:value="223.606797749979">
            <text:p>223.60679775</text:p>
          </table:table-cell>
          <table:table-cell table:number-columns-repeated="2"/>
          <table:table-cell table:formula="of:=INT(1/2*([.E22]+INT([.$E$2]/[.E22])))" office:value-type="float" office:value="223">
            <text:p>223</text:p>
          </table:table-cell>
        </table:table-row>
        <table:table-row table:style-name="ro1">
          <table:table-cell/>
          <table:table-cell table:formula="of:=1/2*([.B23]+[.$B$2]/[.B23])" office:value-type="float" office:value="223.606797749979">
            <text:p>223.60679775</text:p>
          </table:table-cell>
          <table:table-cell table:number-columns-repeated="2"/>
          <table:table-cell table:formula="of:=INT(1/2*([.E23]+INT([.$E$2]/[.E23])))" office:value-type="float" office:value="223">
            <text:p>223</text:p>
          </table:table-cell>
        </table:table-row>
        <table:table-row table:style-name="ro1">
          <table:table-cell/>
          <table:table-cell table:formula="of:=1/2*([.B24]+[.$B$2]/[.B24])" office:value-type="float" office:value="223.606797749979">
            <text:p>223.60679775</text:p>
          </table:table-cell>
          <table:table-cell table:number-columns-repeated="2"/>
          <table:table-cell table:formula="of:=INT(1/2*([.E24]+INT([.$E$2]/[.E24])))" office:value-type="float" office:value="223">
            <text:p>223</text:p>
          </table:table-cell>
        </table:table-row>
        <table:table-row table:style-name="ro1">
          <table:table-cell/>
          <table:table-cell table:formula="of:=1/2*([.B25]+[.$B$2]/[.B25])" office:value-type="float" office:value="223.606797749979">
            <text:p>223.60679775</text:p>
          </table:table-cell>
          <table:table-cell table:number-columns-repeated="2"/>
          <table:table-cell table:formula="of:=INT(1/2*([.E25]+INT([.$E$2]/[.E25])))" office:value-type="float" office:value="223">
            <text:p>223</text:p>
          </table:table-cell>
        </table:table-row>
        <table:table-row table:style-name="ro1">
          <table:table-cell/>
          <table:table-cell table:formula="of:=1/2*([.B26]+[.$B$2]/[.B26])" office:value-type="float" office:value="223.606797749979">
            <text:p>223.60679775</text:p>
          </table:table-cell>
          <table:table-cell table:number-columns-repeated="2"/>
          <table:table-cell table:formula="of:=INT(1/2*([.E26]+INT([.$E$2]/[.E26])))" office:value-type="float" office:value="223">
            <text:p>223</text:p>
          </table:table-cell>
        </table:table-row>
        <table:table-row table:style-name="ro1">
          <table:table-cell/>
          <table:table-cell table:formula="of:=1/2*([.B27]+[.$B$2]/[.B27])" office:value-type="float" office:value="223.606797749979">
            <text:p>223.60679775</text:p>
          </table:table-cell>
          <table:table-cell table:number-columns-repeated="2"/>
          <table:table-cell table:formula="of:=INT(1/2*([.E27]+INT([.$E$2]/[.E27])))" office:value-type="float" office:value="223">
            <text:p>223</text:p>
          </table:table-cell>
        </table:table-row>
        <table:table-row table:style-name="ro1">
          <table:table-cell/>
          <table:table-cell table:formula="of:=1/2*([.B28]+[.$B$2]/[.B28])" office:value-type="float" office:value="223.606797749979">
            <text:p>223.60679775</text:p>
          </table:table-cell>
          <table:table-cell table:number-columns-repeated="2"/>
          <table:table-cell table:formula="of:=INT(1/2*([.E28]+INT([.$E$2]/[.E28])))" office:value-type="float" office:value="223">
            <text:p>223</text:p>
          </table:table-cell>
        </table:table-row>
        <table:table-row table:style-name="ro1">
          <table:table-cell/>
          <table:table-cell table:formula="of:=1/2*([.B29]+[.$B$2]/[.B29])" office:value-type="float" office:value="223.606797749979">
            <text:p>223.60679775</text:p>
          </table:table-cell>
          <table:table-cell table:number-columns-repeated="2"/>
          <table:table-cell table:formula="of:=INT(1/2*([.E29]+INT([.$E$2]/[.E29])))" office:value-type="float" office:value="223">
            <text:p>223</text:p>
          </table:table-cell>
        </table:table-row>
        <table:table-row table:style-name="ro1">
          <table:table-cell/>
          <table:table-cell table:formula="of:=1/2*([.B30]+[.$B$2]/[.B30])" office:value-type="float" office:value="223.606797749979">
            <text:p>223.60679775</text:p>
          </table:table-cell>
          <table:table-cell table:number-columns-repeated="2"/>
          <table:table-cell table:formula="of:=INT(1/2*([.E30]+INT([.$E$2]/[.E30])))" office:value-type="float" office:value="223">
            <text:p>223</text:p>
          </table:table-cell>
        </table:table-row>
        <table:table-row table:style-name="ro1">
          <table:table-cell/>
          <table:table-cell table:formula="of:=1/2*([.B31]+[.$B$2]/[.B31])" office:value-type="float" office:value="223.606797749979">
            <text:p>223.60679775</text:p>
          </table:table-cell>
          <table:table-cell table:number-columns-repeated="2"/>
          <table:table-cell table:formula="of:=INT(1/2*([.E31]+INT([.$E$2]/[.E31])))" office:value-type="float" office:value="223">
            <text:p>223</text:p>
          </table:table-cell>
        </table:table-row>
        <table:table-row table:style-name="ro1">
          <table:table-cell/>
          <table:table-cell table:formula="of:=1/2*([.B32]+[.$B$2]/[.B32])" office:value-type="float" office:value="223.606797749979">
            <text:p>223.60679775</text:p>
          </table:table-cell>
          <table:table-cell table:number-columns-repeated="2"/>
          <table:table-cell table:formula="of:=INT(1/2*([.E32]+INT([.$E$2]/[.E32])))" office:value-type="float" office:value="223">
            <text:p>223</text:p>
          </table:table-cell>
        </table:table-row>
        <table:table-row table:style-name="ro1">
          <table:table-cell/>
          <table:table-cell table:formula="of:=1/2*([.B33]+[.$B$2]/[.B33])" office:value-type="float" office:value="223.606797749979">
            <text:p>223.60679775</text:p>
          </table:table-cell>
          <table:table-cell table:number-columns-repeated="2"/>
          <table:table-cell table:formula="of:=INT(1/2*([.E33]+INT([.$E$2]/[.E33])))" office:value-type="float" office:value="223">
            <text:p>223</text:p>
          </table:table-cell>
        </table:table-row>
        <table:table-row table:style-name="ro1">
          <table:table-cell/>
          <table:table-cell table:formula="of:=1/2*([.B34]+[.$B$2]/[.B34])" office:value-type="float" office:value="223.606797749979">
            <text:p>223.60679775</text:p>
          </table:table-cell>
          <table:table-cell table:number-columns-repeated="2"/>
          <table:table-cell table:formula="of:=INT(1/2*([.E34]+INT([.$E$2]/[.E34])))" office:value-type="float" office:value="223">
            <text:p>22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10/03/2017</text:date>, <text:time>16:5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Fries</meta:initial-creator>
    <meta:creation-date>2017-10-03T16:38:50.50</meta:creation-date>
    <dc:date>2017-10-03T16:51:29.37</dc:date>
    <dc:creator>William Fries</dc:creator>
    <meta:editing-duration>PT12M39S</meta:editing-duration>
    <meta:editing-cycles>1</meta:editing-cycles>
    <meta:document-statistic meta:table-count="3" meta:cell-count="82" meta:object-count="0"/>
    <meta:generator>OpenOffice/4.1.3$Win32 OpenOffice.org_project/413m1$Build-9783</meta:generator>
  </office:meta>
</office:document-meta>
</file>